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BeforeAdviceAdapter.getInterceptor( Advisor advi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BeforeAdviceAdapter.supportsAdvice( 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